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center" style:justify-single-word="false"/>
      <style:text-properties fo:font-size="18pt" style:font-size-asian="15.75pt" style:font-size-complex="18pt"/>
    </style:style>
    <style:style style:name="P4" style:family="paragraph" style:parent-style-name="Standard">
      <style:paragraph-properties fo:text-align="center" style:justify-single-word="false"/>
      <style:text-properties fo:font-size="11pt" style:font-size-asian="9.60000038146973pt" style:font-size-complex="11pt"/>
    </style:style>
    <style:style style:name="P5" style:family="paragraph" style:parent-style-name="Standard">
      <style:paragraph-properties fo:text-align="start" style:justify-single-word="false"/>
      <style:text-properties fo:font-size="11pt" style:font-size-asian="9.60000038146973pt" style:font-size-complex="11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list-style-name="L1">
      <style:paragraph-properties fo:text-align="start" style:justify-single-word="false"/>
      <style:text-properties fo:font-size="14pt" style:font-size-asian="12.25pt" style:font-size-complex="14pt"/>
    </style:style>
    <style:style style:name="P8" style:family="paragraph" style:parent-style-name="Standard" style:list-style-name="L2">
      <style:paragraph-properties fo:text-align="start" style:justify-single-word="false"/>
      <style:text-properties fo:font-size="14pt" style:font-size-asian="12.25pt" style:font-size-complex="14pt"/>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10" style:family="paragraph" style:parent-style-name="Standard">
      <style:paragraph-properties fo:text-align="center" style:justify-single-word="false"/>
      <style:text-properties fo:font-size="11pt" style:font-size-asian="9.60000038146973pt" style:font-size-complex="11pt"/>
    </style:style>
    <style:style style:name="P11" style:family="paragraph" style:parent-style-name="Standard">
      <style:paragraph-properties fo:text-align="start" style:justify-single-word="false"/>
      <style:text-properties fo:font-size="11pt" style:font-size-asian="9.60000038146973pt" style:font-size-complex="11pt"/>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15" style:family="paragraph" style:parent-style-name="Standard">
      <style:paragraph-properties fo:text-align="start" style:justify-single-word="false"/>
      <style:text-properties fo:font-size="12pt" style:text-underline-style="none" style:font-size-asian="12pt" style:font-size-complex="12pt"/>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indent="0in"/>
    </style:style>
    <style:style style:name="P18"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1.625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1.62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1.6256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ΠΑΡΑΛΛΗΛΑ ΚΑΙ ΔΙΑΝΕΜΗΜΕΝΑ ΣΥΣΤΗΜΑΤΑ</text:p>
      <text:p text:style-name="P3">2η ΕΡΓΑΣΙΑ</text:p>
      <text:p text:style-name="P3"/>
      <text:p text:style-name="P3"/>
      <text:p text:style-name="P1"><text:span text:style-name="T1">ΦΟΙΤΗΤΕΣ</text:span>: <text:s text:c="4"/>ΕΥΑΓΓΕΛΑΚΟΣ ΠΕΤΡΟΣ <text:s text:c="5"/>7680</text:p>
      <text:p text:style-name="P1"><text:s text:c="28"/>ΧΑΜΖΑΣ ΚΩΝΣΤΑΝΤΙΝΟΣ <text:s/>7ΧΧΧ</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ΠΕΡΙΕΧΟΜΕΝΑ</text:p>
      <text:p text:style-name="P2"/>
      <text:list xml:id="list1944301878" text:style-name="L1">
        <text:list-item>
          <text:p text:style-name="P7">Ανάλυση της παράλληλης υλοποίησης της Bitonic Sort με MPI......σελ.χχ</text:p>
        </text:list-item>
        <text:list-item>
          <text:p text:style-name="P7">Ανάλυση του ελέγχου ορθότητας της μεθόδου.................................σελ.χχ</text:p>
        </text:list-item>
        <text:list-item>
          <text:p text:style-name="P7">Συγκριτικά διαγράμματα σειριακής και παράλληλης υλοποίησης...σελ.χχ </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37607564" text:style-name="L2">
        <text:list-item>
          <text:p text:style-name="P8"><text:soft-page-break/>Ανάλυση της παράλληλης υλοποίησης της Bitonic Sort με MPI</text:p>
        </text:list-item>
      </text:list>
      <text:p text:style-name="P2"/>
      <text:p text:style-name="P2"/>
      <text:p text:style-name="P2"><text:tab/><text:span text:style-name="T2">Στην συγκεκριμένη υλοποίηση χρησιμοποιήσαμε την επαναληπτική έκδοση του αλγορίθμου της <text:s/>Bitonic Sort για να κατατάξουμε μία ακολουθία αριθμών σε αύξουσα σειρά. Γενικά η Bitonic Sort χρειάζεται μια bitonic ακολουθία που αποτελείται απο μία ακολουθία σε αύξουσα σειρά και μια σε φθίνουσα. Στη συνέχεια κάνει bitonic merging τις δυο ακολουθίες μεταξύ τους και καταλίγουμε σε μια εννιαία ακολουθία σε αύξουσα σειρά. Μπορούμε τώρα να θεωρίσουμε τη δημιουργία των δύο παραπάνω μονοτονικών ακολουθιών ως υποπροβλήματα που λίνονται και αυτά με χρήση της ίδιας μεθόδου. Το πρόβλημα μπορεί να διασπάτε σε διαδοχικά υπολπροβλήματα μέχρι να φτάσουμε στην πιό μικρή δυνατή bitonic ακολουθία που είναι η ακολοθία δυο στοιχείων. Έτσι θα έχουμε δυο ακολουθίες που αποτελείται η κάθε μια από ένα στοιχείο και μπορουν να θεωρηθούν αύξουσα και φθίνουσα αντίστοιχα. Έτσι λύνοντας διαδοχικά όλα αυτά τα υποπροβλήματα καταλήγουμε τελικά σε μία ταξινομιμένη ακολουθία. </text:span></text:p>
      <text:p text:style-name="P6"><text:tab/>Χρησιμοποιόντας τώρα την παραπάνω λογική μπορόυμε να χωρίσουμε σε περισσότερους επεξεργαστές ίσα κομμάτια της αρχικής αταξινόμιτης ακολουθίας. Αρχικά μπορόυμε να ταξινομίσουμε την κάθε υπακολουθία με χρήση μιας γρήγορης σειριακής μεθόδου ταξινόμισης, όπως είναι η QuickSort. Η ταξινόμιση των υπακολουθιών γίνεται διαδοχικά σε αύξοσα και σε φθίνουσα σειρά. Στη συνέχεια παιρνόντας μηνύματα με χρήση της MPI ανάμεσα στους διαφορετικούς επεξεργαστες εφαρμόζουμε την παραπάνω λογική θεωρόντας ώς μικρότερη bitonic ακολουθία το σύνολο των στοιχίων δύο γειτονικών επεξεργαστών. Έτσι λύνοντας διαδοχικά τα υποροβλήματα καταλήγουμε σε μία εννιαία ταξινομιμένη ακολουθία. Αυτόμως για να </text:p>
      <text:p text:style-name="P2"><text:tab/></text:p>
      <text:p text:style-name="P2"/>
      <text:p text:style-name="P2"/>
      <text:p text:style-name="P2"><draw:g text:anchor-type="paragraph" draw:z-index="0" draw:style-name="gr1"><draw:custom-shape draw:style-name="gr2" draw:text-style-name="P16" svg:width="1.1504in" svg:height="0.4504in" svg:x="0.0319in" svg:y="0.7484in"><text:p/><draw:enhanced-geometry svg:viewBox="0 0 21600 21600" draw:type="rectangle" draw:enhanced-path="M 0 0 L 21600 0 21600 21600 0 21600 0 0 Z N"/></draw:custom-shape><draw:frame draw:style-name="gr3" draw:text-style-name="P18" svg:width="1.1717in" svg:height="0.2913in" svg:x="-0.0181in" svg:y="0.213in"><draw:text-box><text:p text:style-name="P17"><text:span text:style-name="T3">Proccessor 1</text:span></text:p></draw:text-box></draw:frame><draw:frame draw:style-name="gr4" draw:text-style-name="P18" svg:width="1.2004in" svg:height="0.2913in" svg:x="1.9819in" svg:y="0.1984in"><draw:text-box><text:p text:style-name="P17"><text:span text:style-name="T3">Proccessor 2</text:span></text:p></draw:text-box></draw:frame><draw:frame draw:style-name="gr5" draw:text-style-name="P18" svg:width="1.1717in" svg:height="0.2913in" svg:x="3.7319in" svg:y="0.1528in"><draw:text-box><text:p text:style-name="P17"><text:span text:style-name="T3">Proccessor 3</text:span></text:p></draw:text-box></draw:frame><draw:frame draw:style-name="gr6" draw:text-style-name="P18" svg:width="1.1717in" svg:height="0.2913in" svg:x="5.3591in" svg:y="0.1984in"><draw:text-box><text:p text:style-name="P17"><text:span text:style-name="T3">Proccessor 1</text:span></text:p></draw:text-box></draw:frame><draw:custom-shape draw:style-name="gr7" draw:text-style-name="P16" svg:width="1.1504in" svg:height="0.4504in" svg:x="2.0319in" svg:y="0.7484in"><text:p/><draw:enhanced-geometry svg:viewBox="0 0 21600 21600" draw:type="rectangle" draw:enhanced-path="M 0 0 L 21600 0 21600 21600 0 21600 0 0 Z N"/></draw:custom-shape><draw:custom-shape draw:style-name="gr8" draw:text-style-name="P16" svg:width="1.1504in" svg:height="0.4504in" svg:x="3.7819in" svg:y="0.7484in"><text:p/><draw:enhanced-geometry svg:viewBox="0 0 21600 21600" draw:type="rectangle" draw:enhanced-path="M 0 0 L 21600 0 21600 21600 0 21600 0 0 Z N"/></draw:custom-shape><draw:custom-shape draw:style-name="gr9" draw:text-style-name="P16" svg:width="1.1504in" svg:height="0.4504in" svg:x="5.3819in" svg:y="0.7484in"><text:p/><draw:enhanced-geometry svg:viewBox="0 0 21600 21600" draw:type="rectangle" draw:enhanced-path="M 0 0 L 21600 0 21600 21600 0 21600 0 0 Z N"/></draw:custom-shape><draw:line draw:style-name="gr10" draw:text-style-name="P16" svg:x1="-0.0185in" svg:y1="1.5984in" svg:x2="1.1815in" svg:y2="1.5984in"><text:p/></draw:line><draw:line draw:style-name="gr11" draw:text-style-name="P16" svg:x1="3.1815in" svg:y1="1.6484in" svg:x2="2.0315in" svg:y2="1.6484in"><text:p/></draw:line><draw:line draw:style-name="gr12" draw:text-style-name="P16" svg:x1="3.7815in" svg:y1="1.6484in" svg:x2="4.9315in" svg:y2="1.6484in"><text:p/></draw:line><draw:line draw:style-name="gr13" draw:text-style-name="P16" svg:x1="6.5315in" svg:y1="1.6984in" svg:x2="5.3815in" svg:y2="1.6984in"><text:p/></draw:line><draw:line draw:style-name="gr14" draw:text-style-name="P16" svg:x1="0.5815in" svg:y1="1.1984in" svg:x2="0.5815in" svg:y2="0.7484in"><text:p/></draw:line><draw:line draw:style-name="gr15" draw:text-style-name="P16" svg:x1="2.5815in" svg:y1="1.1984in" svg:x2="2.5815in" svg:y2="0.7484in"><text:p/></draw:line><draw:line draw:style-name="gr16" draw:text-style-name="P16" svg:x1="4.3815in" svg:y1="1.1984in" svg:x2="4.3815in" svg:y2="0.7484in"><text:p/></draw:line><draw:line draw:style-name="gr17" draw:text-style-name="P16" svg:x1="5.9815in" svg:y1="1.1984in" svg:x2="5.9815in" svg:y2="0.7484in"><text:p/></draw:line></draw:g></text:p>
      <text:p text:style-name="P1"/>
      <text:p text:style-name="P5"/>
      <text:p text:style-name="P4"/>
      <text:p text:style-name="P4"/>
      <text:p text:style-name="P4"/>
      <text:p text:style-name="P4"/>
      <text:p text:style-name="P4"/>
      <text:p text:style-name="P4"/>
      <text:p text:style-name="P4"/>
      <text:p text:style-name="P4"/>
      <text:p text:style-name="P4"/>
      <text:p text:style-name="P4"/>
      <text:p text:style-name="P9">Βήμα 1ο</text:p>
      <text:p text:style-name="P9"/>
      <text:p text:style-name="P15">Θέλουμε να κάνουμε Bitonic Merging μεταξύ των Proccessor 1 - <text:s/>Proccessor 2 και των <text:s/>Proccessor 3 - <text:s/>Proccessor 4. Το πρώτο βήμα στο <text:s/>Bitonic Merging είναι να συγκρίνουμε ένα προς ενα τα στοιχεία των δυο ακολουθιών. Επίσης ξέρουμε ότι μετά από αυτές τις συγκρίσεις, όλα τα στοιχεία της μίας από τις δύο εναπομήνασες ακολουθίες είναι μικρότερα από τα στοιχεία της άλλης. Έτσι για να κάνουμε παράλληλα σε όλους τους επεξεργαστές το merging αρχικά ανταλλάσουμε τα μισά στοιχεία μεταξεί των επεξεργαστών, όπως φαίνεται στο παραπάνω σχήμα (Σχ. 1.1).</text:p>
      <text:p text:style-name="P9"/>
      <text:p text:style-name="P9"/>
      <text:p text:style-name="P9"/>
      <text:p text:style-name="P9"/>
      <text:p text:style-name="P9"/>
      <text:p text:style-name="P9"><draw:g text:anchor-type="paragraph" draw:z-index="2" draw:style-name="gr1"><draw:frame draw:style-name="gr34" draw:text-style-name="P18" svg:width="1.0787in" svg:height="0.2913in" svg:x="0.1874in" svg:y="0.072in"><draw:text-box><text:p text:style-name="P17"><text:span text:style-name="T3">Proccessr 1</text:span></text:p></draw:text-box></draw:frame><draw:frame draw:style-name="gr35" draw:text-style-name="P18" svg:width="1.2004in" svg:height="0.2913in" svg:x="1.8874in" svg:y="0.0472in"><draw:text-box><text:p text:style-name="P17"><text:span text:style-name="T3">Proccessor 2</text:span></text:p></draw:text-box></draw:frame><draw:frame draw:style-name="gr36" draw:text-style-name="P18" svg:width="1.1717in" svg:height="0.2913in" svg:x="3.5976in" svg:y="0.0504in"><draw:text-box><text:p text:style-name="P17"><text:span text:style-name="T3">Proccessor 3</text:span></text:p></draw:text-box></draw:frame><draw:frame draw:style-name="gr37" draw:text-style-name="P18" svg:width="1.1717in" svg:height="0.2913in" svg:x="5.2646in" svg:y="0.0075in"><draw:text-box><text:p text:style-name="P17"><text:span text:style-name="T3">Proccessor 1</text:span></text:p></draw:text-box></draw:frame></draw:g><text:soft-page-break/></text:p>
      <text:p text:style-name="P9"/>
      <text:p text:style-name="P9"/>
      <text:p text:style-name="P9"><draw:g text:anchor-type="paragraph" draw:z-index="1" draw:style-name="gr1"><draw:custom-shape draw:style-name="gr18" draw:text-style-name="P16" svg:width="1.1504in" svg:height="0.4504in" svg:x="0in" svg:y="0.4343in"><text:p/><draw:enhanced-geometry svg:viewBox="0 0 21600 21600" draw:type="rectangle" draw:enhanced-path="M 0 0 L 21600 0 21600 21600 0 21600 0 0 Z N"/></draw:custom-shape><draw:custom-shape draw:style-name="gr19" draw:text-style-name="P16" svg:width="1.1504in" svg:height="0.4504in" svg:x="2in" svg:y="0.4343in"><text:p/><draw:enhanced-geometry svg:viewBox="0 0 21600 21600" draw:type="rectangle" draw:enhanced-path="M 0 0 L 21600 0 21600 21600 0 21600 0 0 Z N"/></draw:custom-shape><draw:line draw:style-name="gr20" draw:text-style-name="P16" svg:x1="0.55in" svg:y1="0.8843in" svg:x2="0.55in" svg:y2="0.4343in"><text:p/></draw:line><draw:line draw:style-name="gr21" draw:text-style-name="P16" svg:x1="2.55in" svg:y1="0.8843in" svg:x2="2.55in" svg:y2="0.4343in"><text:p/></draw:line><draw:path draw:style-name="gr22" draw:text-style-name="P16" svg:width="1.135in" svg:height="0.7224in" draw:transform="rotate (0.656243798749868) translate (0.900092957130361in 0.45826771653544in)" svg:viewBox="0 0 2884 1836" svg:d="m0 0c4166 2 2593 1836 2593 1836"><text:p/></draw:path><draw:path draw:style-name="gr23" draw:text-style-name="P16" svg:width="1.0126in" svg:height="0.8126in" draw:transform="skewX (-0.00174532925199435) rotate (-2.43333804313049) translate (2.20009309772428in 0.85826788010834in)" svg:viewBox="0 0 2573 2065" svg:d="m0 0c3513-1 2408 2065 2408 2065"><text:p/></draw:path><draw:line draw:style-name="gr24" draw:text-style-name="P16" svg:x1="0.95in" svg:y1="0.9083in" svg:x2="0.95in" svg:y2="0.7083in"><text:p/></draw:line><draw:line draw:style-name="gr25" draw:text-style-name="P16" svg:x1="2.15in" svg:y1="0.3083in" svg:x2="2.15in" svg:y2="0.5583in"><text:p/></draw:line><draw:custom-shape draw:style-name="gr26" draw:text-style-name="P16" svg:width="1.1504in" svg:height="0.4504in" svg:x="3.55in" svg:y="0.4343in"><text:p/><draw:enhanced-geometry svg:viewBox="0 0 21600 21600" draw:type="rectangle" draw:enhanced-path="M 0 0 L 21600 0 21600 21600 0 21600 0 0 Z N"/></draw:custom-shape><draw:custom-shape draw:style-name="gr27" draw:text-style-name="P16" svg:width="1.1504in" svg:height="0.4504in" svg:x="5.55in" svg:y="0.4343in"><text:p/><draw:enhanced-geometry svg:viewBox="0 0 21600 21600" draw:type="rectangle" draw:enhanced-path="M 0 0 L 21600 0 21600 21600 0 21600 0 0 Z N"/></draw:custom-shape><draw:line draw:style-name="gr28" draw:text-style-name="P16" svg:x1="4.1in" svg:y1="0.8843in" svg:x2="4.1in" svg:y2="0.4343in"><text:p/></draw:line><draw:line draw:style-name="gr29" draw:text-style-name="P16" svg:x1="6.1in" svg:y1="0.8843in" svg:x2="6.1in" svg:y2="0.4343in"><text:p/></draw:line><draw:path draw:style-name="gr30" draw:text-style-name="P16" svg:width="1.135in" svg:height="0.7224in" draw:transform="rotate (0.656243798749868) translate (4.45009295713036in 0.45826771653544in)" svg:viewBox="0 0 2884 1836" svg:d="m0 0c4166 2 2593 1836 2593 1836"><text:p/></draw:path><draw:path draw:style-name="gr31" draw:text-style-name="P16" svg:width="1.0126in" svg:height="0.8126in" draw:transform="skewX (-0.00174532925199435) rotate (-2.43333804313049) translate (5.75009309772427in 0.85826788010834in)" svg:viewBox="0 0 2573 2065" svg:d="m0 0c3513-1 2408 2065 2408 2065"><text:p/></draw:path><draw:line draw:style-name="gr32" draw:text-style-name="P16" svg:x1="4.5in" svg:y1="0.9083in" svg:x2="4.5in" svg:y2="0.7083in"><text:p/></draw:line><draw:line draw:style-name="gr33" draw:text-style-name="P16" svg:x1="5.7in" svg:y1="0.3083in" svg:x2="5.7in" svg:y2="0.5583in"><text:p/></draw:line></draw:g></text:p>
      <text:p text:style-name="P4"/>
      <text:p text:style-name="P4"/>
      <text:p text:style-name="P4"/>
      <text:p text:style-name="P4"/>
      <text:p text:style-name="P4"/>
      <text:p text:style-name="P4"/>
      <text:p text:style-name="P4">Σχήμα 1.1</text:p>
      <text:p text:style-name="P4"/>
      <text:p text:style-name="P5"/>
      <text:p text:style-name="P9">Βήμα 2ο</text:p>
      <text:p text:style-name="P4"/>
      <text:p text:style-name="P4"/>
      <text:p text:style-name="P4"/>
      <text:p text:style-name="P4"/>
      <text:p text:style-name="P6">Στη συνέχεια εκτελούμε τις συγκρίσεις (Σχ.1.2)</text:p>
      <text:p text:style-name="P6"/>
      <text:p text:style-name="P6"/>
      <text:p text:style-name="P6"/>
      <text:p text:style-name="P6"><draw:g text:anchor-type="paragraph" draw:z-index="3" draw:style-name="gr1"><draw:line draw:style-name="gr38" draw:text-style-name="P16" svg:x1="0.55in" svg:y1="0.4894in" svg:x2="0.55in" svg:y2="0.0394in"><text:p/></draw:line><draw:custom-shape draw:style-name="gr39" draw:text-style-name="P16" svg:width="1.1504in" svg:height="0.4504in" svg:x="0in" svg:y="0.0398in"><text:p/><draw:enhanced-geometry svg:viewBox="0 0 21600 21600" draw:type="rectangle" draw:enhanced-path="M 0 0 L 21600 0 21600 21600 0 21600 0 0 Z N"/></draw:custom-shape><draw:line draw:style-name="gr40" draw:text-style-name="P16" svg:x1="0.55in" svg:y1="0.4894in" svg:x2="0.55in" svg:y2="0.0394in"><text:p/></draw:line><draw:line draw:style-name="gr41" draw:text-style-name="P16" svg:x1="2.5in" svg:y1="0.4787in" svg:x2="2.5in" svg:y2="0.0287in"><text:p/></draw:line><draw:custom-shape draw:style-name="gr42" draw:text-style-name="P16" svg:width="1.1504in" svg:height="0.4504in" svg:x="1.95in" svg:y="0.0291in"><text:p/><draw:enhanced-geometry svg:viewBox="0 0 21600 21600" draw:type="rectangle" draw:enhanced-path="M 0 0 L 21600 0 21600 21600 0 21600 0 0 Z N"/></draw:custom-shape><draw:line draw:style-name="gr43" draw:text-style-name="P16" svg:x1="2.5in" svg:y1="0.4787in" svg:x2="2.5in" svg:y2="0.0287in"><text:p/></draw:line><draw:line draw:style-name="gr44" draw:text-style-name="P16" svg:x1="4.2in" svg:y1="0.4787in" svg:x2="4.2in" svg:y2="0.0287in"><text:p/></draw:line><draw:custom-shape draw:style-name="gr45" draw:text-style-name="P16" svg:width="1.1504in" svg:height="0.4504in" svg:x="3.65in" svg:y="0.0291in"><text:p/><draw:enhanced-geometry svg:viewBox="0 0 21600 21600" draw:type="rectangle" draw:enhanced-path="M 0 0 L 21600 0 21600 21600 0 21600 0 0 Z N"/></draw:custom-shape><draw:line draw:style-name="gr46" draw:text-style-name="P16" svg:x1="4.2in" svg:y1="0.4787in" svg:x2="4.2in" svg:y2="0.0287in"><text:p/></draw:line><draw:line draw:style-name="gr47" draw:text-style-name="P16" svg:x1="6.0287in" svg:y1="0.45in" svg:x2="6.0287in" svg:y2="0in"><text:p/></draw:line><draw:custom-shape draw:style-name="gr48" draw:text-style-name="P16" svg:width="1.1504in" svg:height="0.4504in" svg:x="5.4791in" svg:y="0in"><text:p/><draw:enhanced-geometry svg:viewBox="0 0 21600 21600" draw:type="rectangle" draw:enhanced-path="M 0 0 L 21600 0 21600 21600 0 21600 0 0 Z N"/></draw:custom-shape><draw:line draw:style-name="gr49" draw:text-style-name="P16" svg:x1="6.0287in" svg:y1="0.45in" svg:x2="6.0287in" svg:y2="0in"><text:p/></draw:line><draw:line draw:style-name="gr50" draw:text-style-name="P16" svg:x1="0.9in" svg:y1="0.5in" svg:x2="1.6in" svg:y2="1.4in"><text:p/></draw:line><draw:custom-shape draw:style-name="gr51" draw:text-style-name="P16" svg:width="2.7504in" svg:height="0.8504in" svg:x="1.5in" svg:y="1.5in"><text:p/><draw:enhanced-geometry svg:viewBox="0 0 21600 21600" draw:type="rectangle" draw:enhanced-path="M 0 0 L 21600 0 21600 21600 0 21600 0 0 Z N"/></draw:custom-shape><draw:line draw:style-name="gr52" draw:text-style-name="P16" svg:x1="1.65in" svg:y1="1.5in" svg:x2="1.65in" svg:y2="2.35in"><text:p/></draw:line><draw:line draw:style-name="gr53" draw:text-style-name="P16" svg:x1="1.9in" svg:y1="1.5in" svg:x2="1.9in" svg:y2="2.35in"><text:p/></draw:line><draw:line draw:style-name="gr54" draw:text-style-name="P16" svg:x1="2.9in" svg:y1="1.5in" svg:x2="2.9in" svg:y2="2.35in"><text:p/></draw:line><draw:line draw:style-name="gr55" draw:text-style-name="P16" svg:x1="3.1in" svg:y1="1.5in" svg:x2="3.1in" svg:y2="2.35in"><text:p/></draw:line><draw:path draw:style-name="gr56" draw:text-style-name="P16" svg:width="1.3382in" svg:height="0.5571in" draw:transform="rotate (0.394618943875918) translate (1.55009293052915in 1.5000928932565in)" svg:viewBox="0 0 3400 1416" svg:d="m0 0c3302-1 3400 1416 3400 1416"><text:p/></draw:path><draw:line draw:style-name="gr57" draw:text-style-name="P16" svg:x1="3.3in" svg:y1="1.5in" svg:x2="3.3in" svg:y2="2.35in"><text:p/></draw:line><draw:path draw:style-name="gr58" draw:text-style-name="P16" svg:width="1.3228in" svg:height="0.4571in" draw:transform="rotate (0.333008821280518) translate (1.80009292251333in 1.5000928570555in)" svg:viewBox="0 0 3361 1162" svg:d="m0 0c3494-1 3360 1162 3360 1162"><text:p/></draw:path><draw:line draw:style-name="gr59" draw:text-style-name="P16" svg:x1="1.6in" svg:y1="1.45in" svg:x2="1.55in" svg:y2="1.6in"><text:p/></draw:line><draw:line draw:style-name="gr60" draw:text-style-name="P16" svg:x1="1.9in" svg:y1="1.45in" svg:x2="1.8in" svg:y2="1.65in"><text:p/></draw:line><draw:line draw:style-name="gr61" draw:text-style-name="P16" svg:x1="2.95in" svg:y1="1.45in" svg:x2="3.05in" svg:y2="1.6in"><text:p/></draw:line><draw:line draw:style-name="gr62" draw:text-style-name="P16" svg:x1="3.2in" svg:y1="1.45in" svg:x2="3.2in" svg:y2="1.65in"><text:p/></draw:line><draw:frame draw:style-name="gr63" draw:text-style-name="P18" svg:width="0.9677in" svg:height="0.2913in" svg:x="2.35in" svg:y="0.85in"><draw:text-box><text:p text:style-name="P17"><text:span text:style-name="T3">Compares</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Σχήμα 1.2</text:p>
      <text:p text:style-name="P6"/>
      <text:p text:style-name="P6"/>
      <text:p text:style-name="P14">Βήμα 3ο</text:p>
      <text:p text:style-name="P6"/>
      <text:p text:style-name="P6"><text:s/>Έπειτα ξαναεπιστρέφουμε τα στοιχεία στος επεξεργαστές και ξέρουμε ότι τα στοιχεία του ενός είναι μικρότερα από τα στοιχεία του άλλου(Σχ.1.3)</text:p>
      <text:p text:style-name="P6"/>
      <text:p text:style-name="P6"/>
      <text:p text:style-name="P6"><draw:g text:anchor-type="paragraph" draw:z-index="4" draw:style-name="gr1"><draw:custom-shape draw:style-name="gr64" draw:text-style-name="P16" svg:width="1.1504in" svg:height="0.4504in" svg:x="0in" svg:y="0.4343in"><text:p/><draw:enhanced-geometry svg:viewBox="0 0 21600 21600" draw:type="rectangle" draw:enhanced-path="M 0 0 L 21600 0 21600 21600 0 21600 0 0 Z N"/></draw:custom-shape><draw:custom-shape draw:style-name="gr65" draw:text-style-name="P16" svg:width="1.1504in" svg:height="0.4504in" svg:x="2in" svg:y="0.4343in"><text:p/><draw:enhanced-geometry svg:viewBox="0 0 21600 21600" draw:type="rectangle" draw:enhanced-path="M 0 0 L 21600 0 21600 21600 0 21600 0 0 Z N"/></draw:custom-shape><draw:line draw:style-name="gr66" draw:text-style-name="P16" svg:x1="0.55in" svg:y1="0.8843in" svg:x2="0.55in" svg:y2="0.4343in"><text:p/></draw:line><draw:line draw:style-name="gr67" draw:text-style-name="P16" svg:x1="2.55in" svg:y1="0.8843in" svg:x2="2.55in" svg:y2="0.4343in"><text:p/></draw:line><draw:path draw:style-name="gr68" draw:text-style-name="P16" svg:width="1.135in" svg:height="0.7224in" draw:transform="rotate (0.656243798749868) translate (0.900092957130356in 0.458267716535435in)" svg:viewBox="0 0 2884 1836" svg:d="m0 0c4166 2 2593 1836 2593 1836"><text:p/></draw:path><draw:path draw:style-name="gr69" draw:text-style-name="P16" svg:width="1.0126in" svg:height="0.8126in" draw:transform="skewX (-0.00174532925199434) rotate (-2.43333804313049) translate (2.20009309772429in 0.85826788010834in)" svg:viewBox="0 0 2573 2065" svg:d="m0 0c3513-1 2408 2065 2408 2065"><text:p/></draw:path><draw:line draw:style-name="gr70" draw:text-style-name="P16" svg:x1="0.95in" svg:y1="0.9083in" svg:x2="0.95in" svg:y2="0.7083in"><text:p/></draw:line><draw:line draw:style-name="gr71" draw:text-style-name="P16" svg:x1="2.15in" svg:y1="0.3083in" svg:x2="2.15in" svg:y2="0.5583in"><text:p/></draw:line><draw:custom-shape draw:style-name="gr72" draw:text-style-name="P16" svg:width="1.1504in" svg:height="0.4504in" svg:x="3.55in" svg:y="0.4343in"><text:p/><draw:enhanced-geometry svg:viewBox="0 0 21600 21600" draw:type="rectangle" draw:enhanced-path="M 0 0 L 21600 0 21600 21600 0 21600 0 0 Z N"/></draw:custom-shape><draw:custom-shape draw:style-name="gr73" draw:text-style-name="P16" svg:width="1.1504in" svg:height="0.4504in" svg:x="5.55in" svg:y="0.4343in"><text:p/><draw:enhanced-geometry svg:viewBox="0 0 21600 21600" draw:type="rectangle" draw:enhanced-path="M 0 0 L 21600 0 21600 21600 0 21600 0 0 Z N"/></draw:custom-shape><draw:line draw:style-name="gr74" draw:text-style-name="P16" svg:x1="4.1in" svg:y1="0.8843in" svg:x2="4.1in" svg:y2="0.4343in"><text:p/></draw:line><draw:line draw:style-name="gr75" draw:text-style-name="P16" svg:x1="6.1in" svg:y1="0.8843in" svg:x2="6.1in" svg:y2="0.4343in"><text:p/></draw:line><draw:path draw:style-name="gr76" draw:text-style-name="P16" svg:width="1.135in" svg:height="0.7224in" draw:transform="rotate (0.656243798749868) translate (4.45009295713036in 0.458267716535435in)" svg:viewBox="0 0 2884 1836" svg:d="m0 0c4166 2 2593 1836 2593 1836"><text:p/></draw:path><draw:path draw:style-name="gr77" draw:text-style-name="P16" svg:width="1.0126in" svg:height="0.8126in" draw:transform="skewX (-0.00174532925199425) rotate (-2.43333804313049) translate (5.75009309772427in 0.85826788010835in)" svg:viewBox="0 0 2573 2065" svg:d="m0 0c3513-1 2408 2065 2408 2065"><text:p/></draw:path><draw:line draw:style-name="gr78" draw:text-style-name="P16" svg:x1="4.5in" svg:y1="0.9083in" svg:x2="4.5in" svg:y2="0.7083in"><text:p/></draw:line><draw:line draw:style-name="gr79" draw:text-style-name="P16" svg:x1="5.7in" svg:y1="0.3083in" svg:x2="5.7in" svg:y2="0.5583in"><text:p/></draw:line><draw:line draw:style-name="gr80" draw:text-style-name="P16" svg:x1="0.9496in" svg:y1="0.9083in" svg:x2="0.9496in" svg:y2="0.7083in"><text:p/></draw:line><draw:line draw:style-name="gr81" draw:text-style-name="P16" svg:x1="1.4213in" svg:y1="0.7004in" svg:x2="1.6713in" svg:y2="0.4004in"><text:p/></draw:line><draw:line draw:style-name="gr82" draw:text-style-name="P16" svg:x1="1.4213in" svg:y1="0.7004in" svg:x2="1.7213in" svg:y2="0.9504in"><text:p/></draw:line><draw:line draw:style-name="gr83" draw:text-style-name="P16" svg:x1="5.2248in" svg:y1="0.6996in" svg:x2="4.9748in" svg:y2="0.3996in"><text:p/></draw:line><draw:line draw:style-name="gr84" draw:text-style-name="P16" svg:x1="5.2248in" svg:y1="0.6996in" svg:x2="4.9248in" svg:y2="0.9496in"><text:p/></draw:line></draw:g></text:p>
      <text:p text:style-name="P6"/>
      <text:p text:style-name="P6"/>
      <text:p text:style-name="P6"/>
      <text:p text:style-name="P6"/>
      <text:p text:style-name="P6"/>
      <text:p text:style-name="P6"/>
      <text:p text:style-name="P13">Σχήμα 1.3</text:p>
      <text:p text:style-name="P13"/>
      <text:p text:style-name="P6"><text:soft-page-break/></text:p>
      <text:p text:style-name="P6"/>
      <text:p text:style-name="P14">Βήμα 4ο</text:p>
      <text:p text:style-name="P6"/>
      <text:p text:style-name="P6"><text:s/>Στη συνέχεια εκτελούμε το <text:s/>Bitonic Merging σε κάθε επεξεργαστή ανεξάρτητα από τους άλλους. Έτσι, ενώ αρχικά είχαμε δύο Bitonic ακολουθίες, καταλήγουμε σε μία εννιαία Bitonic ακολουθία (Σχ.1.4).</text:p>
      <text:p text:style-name="P6"/>
      <text:p text:style-name="P4"/>
      <text:p text:style-name="P4"><draw:g text:anchor-type="paragraph" draw:z-index="5" draw:style-name="gr1"><draw:frame draw:style-name="gr85" draw:text-style-name="P18" svg:width="1.0787in" svg:height="0.2913in" svg:x="0.2862in" svg:y="0.148in"><draw:text-box><text:p text:style-name="P17"><text:span text:style-name="T3">Proccessr 1</text:span></text:p></draw:text-box></draw:frame><draw:frame draw:style-name="gr86" draw:text-style-name="P18" svg:width="1.2004in" svg:height="0.2913in" svg:x="1.9862in" svg:y="0.1232in"><draw:text-box><text:p text:style-name="P17"><text:span text:style-name="T3">Proccessor 2</text:span></text:p></draw:text-box></draw:frame><draw:frame draw:style-name="gr87" draw:text-style-name="P18" svg:width="1.1717in" svg:height="0.2913in" svg:x="3.6965in" svg:y="0.1264in"><draw:text-box><text:p text:style-name="P17"><text:span text:style-name="T3">Proccessor 3</text:span></text:p></draw:text-box></draw:frame><draw:frame draw:style-name="gr88" draw:text-style-name="P18" svg:width="1.1717in" svg:height="0.2913in" svg:x="5.3634in" svg:y="0.0835in"><draw:text-box><text:p text:style-name="P17"><text:span text:style-name="T3">Proccessor 1</text:span></text:p></draw:text-box></draw:frame><draw:line draw:style-name="gr89" draw:text-style-name="P16" svg:x1="0.5862in" svg:y1="1.2579in" svg:x2="0.5862in" svg:y2="0.8079in"><text:p/></draw:line><draw:custom-shape draw:style-name="gr90" draw:text-style-name="P16" svg:width="1.1504in" svg:height="0.4504in" svg:x="0.0362in" svg:y="0.8079in"><text:p/><draw:enhanced-geometry svg:viewBox="0 0 21600 21600" draw:type="rectangle" draw:enhanced-path="M 0 0 L 21600 0 21600 21600 0 21600 0 0 Z N"/></draw:custom-shape><draw:line draw:style-name="gr91" draw:text-style-name="P16" svg:x1="0.5862in" svg:y1="1.2579in" svg:x2="0.5862in" svg:y2="0.8079in"><text:p/></draw:line><draw:line draw:style-name="gr92" draw:text-style-name="P16" svg:x1="2.5362in" svg:y1="1.2472in" svg:x2="2.5362in" svg:y2="0.7972in"><text:p/></draw:line><draw:custom-shape draw:style-name="gr93" draw:text-style-name="P16" svg:width="1.1504in" svg:height="0.4504in" svg:x="1.9862in" svg:y="0.7969in"><text:p/><draw:enhanced-geometry svg:viewBox="0 0 21600 21600" draw:type="rectangle" draw:enhanced-path="M 0 0 L 21600 0 21600 21600 0 21600 0 0 Z N"/></draw:custom-shape><draw:line draw:style-name="gr94" draw:text-style-name="P16" svg:x1="2.5362in" svg:y1="1.2472in" svg:x2="2.5362in" svg:y2="0.7972in"><text:p/></draw:line><draw:line draw:style-name="gr95" draw:text-style-name="P16" svg:x1="4.2362in" svg:y1="1.2472in" svg:x2="4.2362in" svg:y2="0.7972in"><text:p/></draw:line><draw:custom-shape draw:style-name="gr96" draw:text-style-name="P16" svg:width="1.1504in" svg:height="0.4504in" svg:x="3.6862in" svg:y="0.7969in"><text:p/><draw:enhanced-geometry svg:viewBox="0 0 21600 21600" draw:type="rectangle" draw:enhanced-path="M 0 0 L 21600 0 21600 21600 0 21600 0 0 Z N"/></draw:custom-shape><draw:line draw:style-name="gr97" draw:text-style-name="P16" svg:x1="4.2362in" svg:y1="1.2472in" svg:x2="4.2362in" svg:y2="0.7972in"><text:p/></draw:line><draw:line draw:style-name="gr98" draw:text-style-name="P16" svg:x1="6.065in" svg:y1="1.2181in" svg:x2="6.065in" svg:y2="0.7681in"><text:p/></draw:line><draw:custom-shape draw:style-name="gr99" draw:text-style-name="P16" svg:width="1.1504in" svg:height="0.4504in" svg:x="5.5154in" svg:y="0.7681in"><text:p/><draw:enhanced-geometry svg:viewBox="0 0 21600 21600" draw:type="rectangle" draw:enhanced-path="M 0 0 L 21600 0 21600 21600 0 21600 0 0 Z N"/></draw:custom-shape><draw:line draw:style-name="gr100" draw:text-style-name="P16" svg:x1="6.065in" svg:y1="1.2181in" svg:x2="6.065in" svg:y2="0.7681in"><text:p/></draw:line><draw:line draw:style-name="gr101" draw:text-style-name="P16" svg:x1="0.076in" svg:y1="1.6232in" svg:x2="3.226in" svg:y2="1.6232in"><text:p/></draw:line><draw:line draw:style-name="gr102" draw:text-style-name="P16" svg:x1="6.7291in" svg:y1="1.6031in" svg:x2="3.5791in" svg:y2="1.6031in"><text:p/></draw:line></draw:g></text:p>
      <text:p text:style-name="P4"/>
      <text:p text:style-name="P4"/>
      <text:p text:style-name="P4"/>
      <text:p text:style-name="P4"/>
      <text:p text:style-name="P4"/>
      <text:p text:style-name="P4"/>
      <text:p text:style-name="P4"/>
      <text:p text:style-name="P4"/>
      <text:p text:style-name="P4"/>
      <text:p text:style-name="P4"/>
      <text:p text:style-name="P4">Σχάμα 1.4</text:p>
      <text:p text:style-name="P4"/>
      <text:p text:style-name="P4"/>
      <text:p text:style-name="P4"/>
      <text:p text:style-name="P5">Συνεχίζοντας με τον είδιο τρόπο καταλήγουμε σε μια εννιαία ταξινομιμένη ακολουθία.</text:p>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os </meta:initial-creator>
    <meta:creation-date>2015-01-07T02:06:50</meta:creation-date>
    <meta:generator>LibreOffice/3.5$Linux_X86_64 LibreOffice_project/350m1$Build-2</meta:generator>
    <dc:date>2015-01-08T04:49:04</dc:date>
    <dc:creator>petros </dc:creator>
    <meta:editing-duration>PT4H9M14S</meta:editing-duration>
    <meta:editing-cycles>44</meta:editing-cycles>
    <meta:document-statistic meta:table-count="0" meta:image-count="0" meta:object-count="0" meta:page-count="5" meta:paragraph-count="25" meta:word-count="443" meta:character-count="3130" meta:non-whitespace-character-count="2663"/>
  </office:meta>
</office:document-meta>
</file>